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Insert Edge loop tool works best on geometry with 4 sides (quads)</text:p>
      <text:p text:style-name="P1">gets weird with spheres and triangle polygons</text:p>
      <text:p text:style-name="P1"/>
      <text:p text:style-name="P1">Only use edge loops as needed (like vectors)</text:p>
      <text:p text:style-name="P1"/>
      <text:p text:style-name="P1">Sculpt geometry before you add geometry</text:p>
      <text:p text:style-name="P1">(Move vectors, faces, and edges before adding edge loops and extrusions)</text:p>
      <text:p text:style-name="P1"/>
      <text:p text:style-name="P1">Your base mesh is the foundation for a high-res model</text:p>
      <text:p text:style-name="P1">it is okay to get down on the vertex level to create the perfect sculpt</text:p>
      <text:p text:style-name="P1"/>
      <text:p text:style-name="P1">Does it need more geometry? Does it need more facets to curve?</text:p>
      <text:p text:style-name="P1"># of curves is determined by how close you are viewing the model</text:p>
      <text:p text:style-name="P1">(use your best judgment)</text:p>
      <text:p text:style-name="P1"/>
      <text:p text:style-name="P1">Avoid using the smooth tool in this semester</text:p>
      <text:p text:style-name="P1"/>
      <text:p text:style-name="P1">Separate piece of geometry = acceptable at Disney, not at Nickelodeon</text:p>
      <text:p text:style-name="P1"/>
      <text:p text:style-name="P1">Prop One 2-4 hours</text:p>
      <text:p text:style-name="P1"/>
      <text:p text:style-name="P1">Average tool - </text:p>
      <text:p text:style-name="P1">Edit Mesh &gt; Average Vertices; balances out the geometry; bit wonky, lacks control</text:p>
      <text:p text:style-name="P1">(recommended use on the vertex level)</text:p>
      <text:p text:style-name="P1"/>
      <text:p text:style-name="P1">Quad draw to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